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Pictures/1000AFD50000000000000000F9619AE9490B29CC.svg" manifest:media-type="image/svg+xml"/>
  <manifest:file-entry manifest:full-path="content.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Math TeX Gyre" svg:font-family="'DejaVu Math TeX Gyre'"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81cm" svg:stroke-color="#000000" draw:marker-start-width="0.079cm" draw:marker-end-width="0.079cm" draw:stroke-linejoin="miter" draw:fill="none" fo:padding-top="0.165cm" fo:padding-bottom="0.165cm" fo:padding-left="0.29cm" fo:padding-right="0.29cm"/>
    </style:style>
    <style:style style:name="gr3" style:family="graphic" style:parent-style-name="objectwithoutfill">
      <style:graphic-properties svg:stroke-width="0.081cm" draw:marker-start-width="0.321cm" draw:marker-end="Arrow" draw:marker-end-width="0.321cm" draw:fill="none" draw:textarea-vertical-align="middle" fo:padding-top="0.165cm" fo:padding-bottom="0.165cm" fo:padding-left="0.29cm" fo:padding-right="0.29cm"/>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draw:fill-color="#000000" draw:textarea-horizontal-align="justify" draw:textarea-vertical-align="middle" draw:auto-grow-height="false" fo:min-height="0cm" fo:min-width="0cm"/>
    </style:style>
    <style:style style:name="gr6"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style:style>
    <style:style style:name="gr9"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0" style:family="graphic" style:parent-style-name="objectwithoutfill">
      <style:graphic-properties draw:stroke="solid" draw:stroke-dash="Fine_20_Dashed" svg:stroke-width="0.035cm" draw:marker-start-width="0.252cm" draw:marker-end="Rounded_20_short_20_Arrow" draw:marker-end-width="0.252cm" draw:fill="none" draw:textarea-vertical-align="middle" fo:padding-top="0.142cm" fo:padding-bottom="0.142cm" fo:padding-left="0.267cm" fo:padding-right="0.267cm"/>
    </style:style>
    <style:style style:name="gr11" style:family="graphic" style:parent-style-name="objectwithoutfill">
      <style:graphic-properties svg:stroke-width="0.035cm" draw:marker-start="" draw:marker-start-width="0.252cm" draw:marker-end="Arrow_20_concave" draw:marker-end-width="0.252cm" draw:fill="none" draw:textarea-vertical-align="middle" fo:padding-top="0.142cm" fo:padding-bottom="0.142cm" fo:padding-left="0.267cm" fo:padding-right="0.267cm"/>
    </style:style>
    <style:style style:name="gr12" style:family="graphic" style:parent-style-name="objectwithoutfill">
      <style:graphic-properties svg:stroke-width="0.035cm" draw:marker-start="Arrow_20_concave" draw:marker-start-width="0.252cm" draw:marker-end="Arrow_20_concave" draw:marker-end-width="0.252cm" draw:fill="none" draw:textarea-vertical-align="middle" fo:padding-top="0.142cm" fo:padding-bottom="0.142cm" fo:padding-left="0.267cm" fo:padding-right="0.267cm"/>
    </style:style>
    <style:style style:name="gr13" style:family="graphic" style:parent-style-name="objectwithoutfill">
      <style:graphic-properties svg:stroke-width="0.035cm" draw:marker-start="Arrow_20_concave" draw:marker-start-width="0.252cm" draw:marker-end="" draw:marker-end-width="0.252cm" draw:fill="none" draw:textarea-vertical-align="middle" fo:padding-top="0.142cm" fo:padding-bottom="0.142cm" fo:padding-left="0.267cm" fo:padding-right="0.267cm"/>
    </style:style>
    <style:style style:name="gr14" style:family="graphic" style:parent-style-name="objectwithoutfill">
      <style:graphic-properties draw:stroke="dash" draw:stroke-dash="Fine_20_Dashed" svg:stroke-width="0.035cm" draw:marker-start="" draw:marker-start-width="0.252cm" draw:marker-end="" draw:marker-end-width="0.252cm" draw:fill="none" draw:textarea-vertical-align="middle" fo:padding-top="0.142cm" fo:padding-bottom="0.142cm" fo:padding-left="0.267cm" fo:padding-right="0.267cm"/>
    </style:style>
    <style:style style:name="P1" style:family="paragraph">
      <style:paragraph-properties fo:text-align="center"/>
    </style:style>
    <style:style style:name="P2" style:family="paragraph">
      <loext:graphic-properties draw:fill="none"/>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style:text-properties fo:font-size="13pt" style:font-size-asian="13pt" style:font-size-complex="13pt"/>
    </style:style>
    <style:style style:name="P6" style:family="paragraph">
      <loext:graphic-properties draw:fill="none" draw:fill-color="#ffffff"/>
      <style:text-properties style:font-name="DejaVu Math TeX Gyre" fo:font-size="13pt" style:font-size-asian="13pt" style:font-size-complex="13pt"/>
    </style:style>
    <style:style style:name="T1" style:family="text">
      <style:text-properties style:font-name="DejaVu Math TeX Gyre"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cm" svg:height="0cm" svg:x="10.478cm" svg:y="14.816cm">
          <draw:image xlink:href="Pictures/1000AFD50000000000000000F9619AE9490B29CC.svg" xlink:type="simple" xlink:show="embed" xlink:actuate="onLoad">
            <text:p/>
          </draw:image>
        </draw:frame>
        <draw:frame draw:style-name="gr1" draw:text-style-name="P1" draw:layer="layout" svg:width="0cm" svg:height="0cm" svg:x="7.631cm" svg:y="8.965cm">
          <draw:image xlink:href="Pictures/1000AFD50000000000000000F9619AE9490B29CC.svg" xlink:type="simple" xlink:show="embed" xlink:actuate="onLoad">
            <text:p/>
          </draw:image>
        </draw:frame>
        <draw:polyline draw:style-name="gr2" draw:text-style-name="P2" draw:layer="layout" svg:width="17.025cm" svg:height="7.092cm" draw:transform="rotate (-3.14159265358979) translate (19.7059968783373cm 9.84cm)" svg:viewBox="0 0 17026 7093" draw:points="17026,4249 16992,4252 16958,4254 16924,4257 16889,4260 16855,4263 16821,4266 16787,4269 16753,4272 16719,4275 16685,4278 16651,4281 16617,4284 16582,4287 16548,4290 16514,4293 16480,4296 16446,4299 16412,4302 16378,4305 16344,4309 16310,4312 16275,4315 16241,4319 16207,4322 16173,4325 16139,4329 16105,4332 16071,4336 16036,4339 16002,4343 15968,4346 15934,4350 15900,4353 15866,4357 15832,4361 15798,4364 15764,4368 15730,4372 15695,4376 15661,4380 15627,4383 15593,4387 15559,4391 15525,4395 15491,4399 15456,4403 15422,4407 15388,4412 15354,4416 15320,4420 15286,4424 15252,4429 15218,4433 15184,4437 15149,4442 15115,4446 15081,4451 15047,4455 15013,4460 14979,4465 14945,4469 14911,4474 14876,4479 14842,4484 14808,4489 14774,4494 14740,4499 14706,4504 14672,4509 14638,4514 14603,4519 14569,4524 14535,4530 14501,4535 14467,4541 14433,4546 14399,4552 14365,4557 14331,4563 14296,4569 14262,4574 14228,4580 14194,4586 14160,4592 14126,4598 14092,4604 14058,4611 14023,4617 13989,4623 13955,4630 13921,4636 13887,4643 13853,4649 13819,4656 13785,4663 13751,4670 13716,4677 13682,4684 13648,4691 13614,4698 13580,4706 13546,4713 13512,4721 13477,4728 13443,4736 13409,4744 13375,4752 13341,4760 13307,4768 13273,4776 13239,4784 13204,4793 13170,4801 13136,4810 13102,4819 13068,4828 13034,4837 13000,4846 12966,4855 12932,4864 12897,4874 12863,4884 12829,4893 12795,4903 12761,4913 12727,4923 12693,4934 12659,4944 12624,4955 12590,4966 12556,4977 12522,4988 12488,4999 12454,5011 12420,5022 12386,5034 12352,5046 12318,5058 12283,5071 12249,5083 12215,5096 12181,5109 12147,5122 12113,5135 12079,5149 12044,5163 12010,5177 11976,5191 11942,5205 11908,5220 11874,5235 11840,5250 11806,5266 11771,5281 11737,5297 11703,5314 11669,5330 11635,5347 11601,5364 11567,5381 11533,5399 11498,5417 11464,5436 11430,5454 11396,5473 11362,5493 11328,5512 11294,5532 11260,5553 11226,5573 11191,5594 11157,5616 11123,5638 11089,5660 11055,5683 11021,5706 10987,5729 10953,5753 10919,5778 10884,5802 10850,5828 10816,5853 10782,5880 10748,5906 10714,5933 10680,5961 10645,5989 10611,6018 10577,6047 10543,6076 10509,6106 10475,6137 10441,6168 10407,6200 10373,6231 10338,6264 10304,6297 10270,6330 10236,6364 10202,6398 10168,6432 10134,6467 10100,6502 10065,6537 10031,6573 9997,6608 9963,6644 9929,6679 9895,6715 9861,6750 9827,6784 9793,6818 9758,6851 9724,6884 9690,6915 9656,6945 9622,6973 9588,6999 9554,7023 9520,7044 9485,7062 9451,7077 9417,7087 9383,7093 9349,7093 9315,7087 9281,7075 9247,7055 9212,7026 9178,6988 9144,6941 9110,6882 9076,6811 9042,6726 9008,6628 8974,6516 8940,6388 8905,6243 8871,6083 8837,5906 8803,5712 8769,5502 8735,5277 8701,5038 8666,4786 8632,4522 8598,4250 8564,3971 8530,3689 8496,3404 8462,3121 8428,2843 8394,2570 8359,2307 8325,2055 8291,1816 8257,1591 8223,1381 8189,1187 8155,1010 8121,850 8086,705 8052,577 8018,465 7984,367 7950,282 7916,211 7882,152 7848,104 7814,67 7779,38 7745,18 7711,6 7677,0 7643,0 7609,6 7575,16 7541,31 7507,49 7472,70 7438,94 7404,120 7370,148 7336,178 7302,209 7268,241 7233,275 7199,309 7165,343 7131,378 7097,414 7063,449 7029,485 6995,520 6961,556 6927,591 6892,626 6858,661 6824,695 6790,729 6756,763 6722,796 6688,829 6653,861 6619,893 6585,925 6551,956 6517,986 6483,1017 6449,1046 6415,1075 6381,1104 6346,1132 6312,1159 6278,1187 6244,1213 6210,1239 6176,1265 6142,1290 6108,1315 6073,1340 6039,1364 6005,1387 5971,1410 5937,1433 5903,1455 5869,1477 5834,1499 5800,1520 5766,1540 5732,1561 5698,1581 5664,1601 5630,1620 5596,1639 5562,1657 5528,1676 5493,1694 5459,1711 5425,1729 5391,1746 5357,1763 5323,1779 5289,1796 5254,1812 5220,1827 5186,1843 5152,1858 5118,1873 5084,1887 5050,1902 5016,1916 4982,1930 4947,1944 4913,1958 4879,1971 4845,1984 4811,1997 4777,2010 4743,2022 4709,2035 4674,2047 4640,2059 4606,2071 4572,2082 4538,2094 4504,2105 4470,2116 4436,2127 4402,2138 4367,2149 4333,2159 4299,2169 4265,2180 4231,2190 4197,2200 4163,2209 4129,2219 4094,2229 4060,2238 4026,2247 3992,2256 3958,2265 3924,2274 3890,2283 3856,2292 3821,2300 3787,2309 3753,2317 3719,2325 3685,2333 3651,2341 3617,2349 3583,2357 3549,2365 3514,2372 3480,2380 3446,2387 3412,2395 3378,2402 3344,2409 3310,2416 3275,2423 3241,2430 3207,2437 3173,2444 3139,2450 3105,2457 3071,2463 3037,2470 3003,2476 2968,2482 2934,2489 2900,2495 2866,2501 2832,2507 2798,2513 2764,2519 2730,2524 2695,2530 2661,2536 2627,2541 2593,2547 2559,2552 2525,2558 2491,2563 2457,2569 2423,2574 2388,2579 2354,2584 2320,2589 2286,2594 2252,2599 2218,2604 2184,2609 2150,2614 2116,2619 2081,2624 2047,2628 2013,2633 1979,2638 1945,2642 1911,2647 1877,2651 1842,2656 1808,2660 1774,2664 1740,2669 1706,2673 1672,2677 1638,2681 1604,2686 1570,2690 1535,2694 1501,2698 1467,2702 1433,2706 1399,2709 1365,2713 1331,2717 1296,2721 1262,2725 1228,2729 1194,2732 1160,2736 1126,2740 1092,2743 1058,2747 1024,2750 990,2754 955,2757 921,2761 887,2764 853,2768 819,2771 785,2774 751,2778 717,2781 682,2784 648,2788 614,2791 580,2794 546,2797 512,2800 478,2803 443,2806 409,2809 375,2812 341,2815 307,2818 273,2821 239,2824 205,2827 171,2830 137,2833 102,2836 68,2839 34,2841 0,2844">
          <text:p/>
        </draw:polyline>
        <draw:line draw:style-name="gr3" draw:text-style-name="P3" draw:layer="layout" svg:x1="1.08cm" svg:y1="6.278cm" svg:x2="20.56cm" svg:y2="6.32cm">
          <text:p/>
        </draw:line>
        <draw:line draw:style-name="gr3" draw:text-style-name="P3" draw:layer="layout" svg:x1="3.74cm" svg:y1="13.06cm" svg:x2="3.74cm" svg:y2="0.7cm">
          <text:p/>
        </draw:line>
        <draw:frame draw:style-name="gr4" draw:text-style-name="P1" draw:layer="layout" svg:width="0.715cm" svg:height="1.105cm" svg:x="19.225cm" svg:y="5.1cm">
          <loext:p/>
          <draw:object xlink:href="./Object 1" xlink:type="simple" xlink:show="embed" xlink:actuate="onLoad"/>
          <draw:image xlink:href="./ObjectReplacements/Object 1" xlink:type="simple" xlink:show="embed" xlink:actuate="onLoad"/>
        </draw:frame>
        <draw:frame draw:style-name="gr4" draw:text-style-name="P1" draw:layer="layout" svg:width="1.076cm" svg:height="1.173cm" svg:x="3.9cm" svg:y="1.2cm">
          <loext:p/>
          <draw:object xlink:href="./Object 2" xlink:type="simple" xlink:show="embed" xlink:actuate="onLoad"/>
          <draw:image xlink:href="./ObjectReplacements/Object 2" xlink:type="simple" xlink:show="embed" xlink:actuate="onLoad"/>
        </draw:frame>
        <draw:custom-shape draw:style-name="gr5" draw:text-style-name="P4" draw:layer="layout" svg:width="0.3cm" svg:height="0.3cm" svg:x="3.58cm" svg:y="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3cm" svg:height="0.3cm" svg:x="11.06cm" svg:y="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2.9cm" svg:y1="5.58cm" svg:x2="1.48cm" svg:y2="5.7cm">
          <text:p/>
        </draw:line>
        <draw:frame draw:style-name="gr7" draw:text-style-name="P6" draw:layer="layout" svg:width="3.741cm" svg:height="1.157cm" svg:x="0.22cm" svg:y="13.103cm">
          <draw:text-box>
            <text:p text:style-name="P5"><text:span text:style-name="T1">G</text:span><text:span text:style-name="T1">eg</text:span><text:span text:style-name="T1">en</text:span><text:span text:style-name="T1">st</text:span><text:span text:style-name="T1">ro</text:span><text:span text:style-name="T1">m</text:span><text:span text:style-name="T1">-</text:span></text:p>
            <text:p text:style-name="P5"><text:span text:style-name="T1">Br</text:span><text:span text:style-name="T1">e</text:span><text:span text:style-name="T1">m</text:span><text:span text:style-name="T1">sb</text:span><text:span text:style-name="T1">er</text:span><text:span text:style-name="T1">ei</text:span><text:span text:style-name="T1">ch</text:span></text:p>
          </draw:text-box>
        </draw:frame>
        <draw:frame draw:style-name="gr7" draw:text-style-name="P6" draw:layer="layout" svg:width="3.669cm" svg:height="0.704cm" svg:x="5.631cm" svg:y="13.1cm">
          <draw:text-box>
            <text:p text:style-name="P5"><text:span text:style-name="T1">Motorbereich</text:span></text:p>
          </draw:text-box>
        </draw:frame>
        <draw:frame draw:style-name="gr7" draw:text-style-name="P6" draw:layer="layout" svg:width="4.621cm" svg:height="0.704cm" svg:x="13.939cm" svg:y="13.1cm">
          <draw:text-box>
            <text:p text:style-name="P5"><text:span text:style-name="T1">Generatorbereich</text:span></text:p>
          </draw:text-box>
        </draw:frame>
        <draw:line draw:style-name="gr8" draw:text-style-name="P3" draw:layer="layout" svg:x1="10.36cm" svg:y1="2.74cm" svg:x2="3.74cm" svg:y2="2.74cm">
          <text:p/>
        </draw:line>
        <draw:frame draw:style-name="gr4" draw:text-style-name="P1" draw:layer="layout" svg:width="0.47cm" svg:height="0.487cm" svg:x="3.2cm" svg:y="2.5cm">
          <loext:p/>
          <draw:object xlink:href="./Object 3" xlink:type="simple" xlink:show="embed" xlink:actuate="onLoad"/>
          <draw:image xlink:href="./ObjectReplacements/Object 3" xlink:type="simple" xlink:show="embed" xlink:actuate="onLoad"/>
        </draw:frame>
        <draw:line draw:style-name="gr9" draw:text-style-name="P3" draw:layer="layout" svg:x1="3.58cm" svg:y1="2.74cm" svg:x2="3.72cm" svg:y2="2.74cm">
          <text:p/>
        </draw:line>
        <draw:custom-shape draw:style-name="gr5" draw:text-style-name="P4" draw:layer="layout" svg:width="0.3cm" svg:height="0.3cm" svg:x="10.82cm" svg:y="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3cm" svg:height="0.3cm" svg:x="10.2cm" svg:y="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9.42cm" svg:y1="1.86cm" svg:x2="10.22cm" svg:y2="2.62cm">
          <text:p/>
        </draw:line>
        <draw:frame draw:style-name="gr7" draw:text-style-name="P6" draw:layer="layout" svg:width="2.915cm" svg:height="0.704cm" svg:x="7.285cm" svg:y="1.136cm">
          <draw:text-box>
            <text:p text:style-name="P5"><text:span text:style-name="T1">K</text:span><text:span text:style-name="T1">i</text:span><text:span text:style-name="T1">p</text:span><text:span text:style-name="T1">p</text:span><text:span text:style-name="T1">p</text:span><text:span text:style-name="T1">u</text:span><text:span text:style-name="T1">n</text:span><text:span text:style-name="T1">k</text:span><text:span text:style-name="T1">t</text:span></text:p>
          </draw:text-box>
        </draw:frame>
        <draw:line draw:style-name="gr10" draw:text-style-name="P3" draw:layer="layout" svg:x1="12cm" svg:y1="3.82cm" svg:x2="11.16cm" svg:y2="4.46cm">
          <text:p/>
        </draw:line>
        <draw:frame draw:style-name="gr7" draw:text-style-name="P6" draw:layer="layout" svg:width="3.11cm" svg:height="0.704cm" svg:x="11.785cm" svg:y="3.236cm">
          <draw:text-box>
            <text:p text:style-name="P5"><text:span text:style-name="T1">N</text:span><text:span text:style-name="T1">e</text:span><text:span text:style-name="T1">n</text:span><text:span text:style-name="T1">n</text:span><text:span text:style-name="T1">p</text:span><text:span text:style-name="T1">u</text:span><text:span text:style-name="T1">n</text:span><text:span text:style-name="T1">k</text:span><text:span text:style-name="T1">t</text:span></text:p>
          </draw:text-box>
        </draw:frame>
        <draw:line draw:style-name="gr8" draw:text-style-name="P3" draw:layer="layout" svg:x1="10.88cm" svg:y1="4.58cm" svg:x2="3.74cm" svg:y2="4.58cm">
          <text:p/>
        </draw:line>
        <draw:frame draw:style-name="gr4" draw:text-style-name="P1" draw:layer="layout" svg:width="0.943cm" svg:height="0.975cm" svg:x="2.62cm" svg:y="4.1cm">
          <loext:p/>
          <draw:object xlink:href="./Object 4" xlink:type="simple" xlink:show="embed" xlink:actuate="onLoad"/>
          <draw:image xlink:href="./ObjectReplacements/Object 4" xlink:type="simple" xlink:show="embed" xlink:actuate="onLoad"/>
        </draw:frame>
        <draw:line draw:style-name="gr9" draw:text-style-name="P3" draw:layer="layout" svg:x1="3.58cm" svg:y1="4.58cm" svg:x2="3.72cm" svg:y2="4.58cm">
          <text:p/>
        </draw:line>
        <draw:line draw:style-name="gr10" draw:text-style-name="P3" draw:layer="layout" svg:x1="12.24cm" svg:y1="5.36cm" svg:x2="11.38cm" svg:y2="6.12cm">
          <text:p/>
        </draw:line>
        <draw:frame draw:style-name="gr7" draw:text-style-name="P6" draw:layer="layout" svg:width="3.791cm" svg:height="0.704cm" svg:x="12.009cm" svg:y="4.796cm">
          <draw:text-box>
            <text:p text:style-name="P5"><text:span text:style-name="T1">Leerlaufp</text:span><text:span text:style-name="T1">unkt</text:span></text:p>
          </draw:text-box>
        </draw:frame>
        <draw:line draw:style-name="gr11" draw:text-style-name="P3" draw:layer="layout" svg:x1="1.22cm" svg:y1="12.9cm" svg:x2="3.66cm" svg:y2="12.9cm">
          <text:p/>
        </draw:line>
        <draw:line draw:style-name="gr12" draw:text-style-name="P3" draw:layer="layout" svg:x1="3.82cm" svg:y1="12.9cm" svg:x2="11.14cm" svg:y2="12.9cm">
          <text:p/>
        </draw:line>
        <draw:line draw:style-name="gr8" draw:text-style-name="P3" draw:layer="layout" svg:x1="11.2cm" svg:y1="6.32cm" svg:x2="11.2cm" svg:y2="13.04cm">
          <text:p/>
        </draw:line>
        <draw:line draw:style-name="gr13" draw:text-style-name="P3" draw:layer="layout" svg:x1="11.26cm" svg:y1="12.9cm" svg:x2="19.66cm" svg:y2="12.9cm">
          <text:p/>
        </draw:line>
        <draw:line draw:style-name="gr14" draw:text-style-name="P3" draw:layer="layout" svg:x1="20.771cm" svg:y1="12.9cm" svg:x2="19.68cm" svg:y2="12.9cm">
          <text:p/>
        </draw:line>
        <draw:line draw:style-name="gr14" draw:text-style-name="P3" draw:layer="layout" svg:x1="1.22cm" svg:y1="12.9cm" svg:x2="0.18cm" svg:y2="12.9cm">
          <text:p/>
        </draw:line>
        <draw:line draw:style-name="gr3" draw:text-style-name="P3" draw:layer="layout" svg:x1="20.4cm" svg:y1="11.021cm" svg:x2="0.98cm" svg:y2="10.98cm">
          <text:p/>
        </draw:line>
        <draw:frame draw:style-name="gr4" draw:text-style-name="P1" draw:layer="layout" svg:width="0.47cm" svg:height="0.487cm" svg:x="10.7cm" svg:y="6.413cm">
          <loext:p/>
          <draw:object xlink:href="./Object 5" xlink:type="simple" xlink:show="embed" xlink:actuate="onLoad"/>
          <draw:image xlink:href="./ObjectReplacements/Object 5" xlink:type="simple" xlink:show="embed" xlink:actuate="onLoad"/>
        </draw:frame>
        <draw:frame draw:style-name="gr4" draw:text-style-name="P1" draw:layer="layout" svg:width="0.47cm" svg:height="0.487cm" svg:x="3.22cm" svg:y="6.38cm">
          <loext:p/>
          <draw:object xlink:href="./Object 6" xlink:type="simple" xlink:show="embed" xlink:actuate="onLoad"/>
          <draw:image xlink:href="./ObjectReplacements/Object 6" xlink:type="simple" xlink:show="embed" xlink:actuate="onLoad"/>
        </draw:frame>
        <draw:frame draw:style-name="gr4" draw:text-style-name="P1" draw:layer="layout" svg:width="1.946cm" svg:height="1.105cm" svg:x="1.454cm" svg:y="10.995cm">
          <loext:p/>
          <draw:object xlink:href="./Object 7" xlink:type="simple" xlink:show="embed" xlink:actuate="onLoad"/>
          <draw:image xlink:href="./ObjectReplacements/Object 7" xlink:type="simple" xlink:show="embed" xlink:actuate="onLoad"/>
        </draw:frame>
        <draw:frame draw:style-name="gr4" draw:text-style-name="P1" draw:layer="layout" svg:width="0.47cm" svg:height="0.487cm" svg:x="10.74cm" svg:y="10.3cm">
          <loext:p/>
          <draw:object xlink:href="./Object 8" xlink:type="simple" xlink:show="embed" xlink:actuate="onLoad"/>
          <draw:image xlink:href="./ObjectReplacements/Object 8" xlink:type="simple" xlink:show="embed" xlink:actuate="onLoad"/>
        </draw:frame>
        <draw:frame draw:style-name="gr4" draw:text-style-name="P1" draw:layer="layout" svg:width="0.47cm" svg:height="0.487cm" svg:x="3.2cm" svg:y="10.3cm">
          <loext:p/>
          <draw:object xlink:href="./Object 9" xlink:type="simple" xlink:show="embed" xlink:actuate="onLoad"/>
          <draw:image xlink:href="./ObjectReplacements/Object 9" xlink:type="simple" xlink:show="embed" xlink:actuate="onLoad"/>
        </draw:frame>
        <draw:line draw:style-name="gr9" draw:text-style-name="P3" draw:layer="layout" svg:x1="3.74cm" svg:y1="6.1cm" svg:x2="3.74cm" svg:y2="6.46cm">
          <text:p/>
        </draw:line>
        <draw:line draw:style-name="gr9" draw:text-style-name="P3" draw:layer="layout" svg:x1="4.49cm" svg:y1="6.1cm" svg:x2="4.49cm" svg:y2="6.46cm">
          <text:p/>
        </draw:line>
        <draw:line draw:style-name="gr9" draw:text-style-name="P3" draw:layer="layout" svg:x1="5.989cm" svg:y1="6.1cm" svg:x2="5.989cm" svg:y2="6.46cm">
          <text:p/>
        </draw:line>
        <draw:line draw:style-name="gr9" draw:text-style-name="P3" draw:layer="layout" svg:x1="6.738cm" svg:y1="6.1cm" svg:x2="6.738cm" svg:y2="6.46cm">
          <text:p/>
        </draw:line>
        <draw:line draw:style-name="gr9" draw:text-style-name="P3" draw:layer="layout" svg:x1="7.488cm" svg:y1="6.1cm" svg:x2="7.488cm" svg:y2="6.46cm">
          <text:p/>
        </draw:line>
        <draw:line draw:style-name="gr9" draw:text-style-name="P3" draw:layer="layout" svg:x1="8.238cm" svg:y1="6.1cm" svg:x2="8.238cm" svg:y2="6.46cm">
          <text:p/>
        </draw:line>
        <draw:line draw:style-name="gr9" draw:text-style-name="P3" draw:layer="layout" svg:x1="8.987cm" svg:y1="6.1cm" svg:x2="8.987cm" svg:y2="6.46cm">
          <text:p/>
        </draw:line>
        <draw:line draw:style-name="gr9" draw:text-style-name="P3" draw:layer="layout" svg:x1="9.737cm" svg:y1="6.1cm" svg:x2="9.737cm" svg:y2="6.46cm">
          <text:p/>
        </draw:line>
        <draw:line draw:style-name="gr9" draw:text-style-name="P3" draw:layer="layout" svg:x1="10.486cm" svg:y1="6.1cm" svg:x2="10.486cm" svg:y2="6.46cm">
          <text:p/>
        </draw:line>
        <draw:line draw:style-name="gr9" draw:text-style-name="P3" draw:layer="layout" svg:x1="11.2cm" svg:y1="6.1cm" svg:x2="11.2cm" svg:y2="6.46cm">
          <text:p/>
        </draw:line>
        <draw:line draw:style-name="gr9" draw:text-style-name="P3" draw:layer="layout" svg:x1="5.239cm" svg:y1="6.1cm" svg:x2="5.239cm" svg:y2="6.46cm">
          <text:p/>
        </draw:line>
        <draw:line draw:style-name="gr9" draw:text-style-name="P3" draw:layer="layout" svg:x1="3.74cm" svg:y1="10.8cm" svg:x2="3.74cm" svg:y2="11.16cm">
          <text:p/>
        </draw:line>
        <draw:line draw:style-name="gr9" draw:text-style-name="P3" draw:layer="layout" svg:x1="4.49cm" svg:y1="10.8cm" svg:x2="4.49cm" svg:y2="11.16cm">
          <text:p/>
        </draw:line>
        <draw:line draw:style-name="gr9" draw:text-style-name="P3" draw:layer="layout" svg:x1="5.989cm" svg:y1="10.8cm" svg:x2="5.989cm" svg:y2="11.16cm">
          <text:p/>
        </draw:line>
        <draw:line draw:style-name="gr9" draw:text-style-name="P3" draw:layer="layout" svg:x1="6.738cm" svg:y1="10.8cm" svg:x2="6.738cm" svg:y2="11.16cm">
          <text:p/>
        </draw:line>
        <draw:line draw:style-name="gr9" draw:text-style-name="P3" draw:layer="layout" svg:x1="7.488cm" svg:y1="10.8cm" svg:x2="7.488cm" svg:y2="11.16cm">
          <text:p/>
        </draw:line>
        <draw:line draw:style-name="gr9" draw:text-style-name="P3" draw:layer="layout" svg:x1="8.238cm" svg:y1="10.8cm" svg:x2="8.238cm" svg:y2="11.16cm">
          <text:p/>
        </draw:line>
        <draw:line draw:style-name="gr9" draw:text-style-name="P3" draw:layer="layout" svg:x1="8.987cm" svg:y1="10.8cm" svg:x2="8.987cm" svg:y2="11.16cm">
          <text:p/>
        </draw:line>
        <draw:line draw:style-name="gr9" draw:text-style-name="P3" draw:layer="layout" svg:x1="9.737cm" svg:y1="10.8cm" svg:x2="9.737cm" svg:y2="11.16cm">
          <text:p/>
        </draw:line>
        <draw:line draw:style-name="gr9" draw:text-style-name="P3" draw:layer="layout" svg:x1="10.486cm" svg:y1="10.8cm" svg:x2="10.486cm" svg:y2="11.16cm">
          <text:p/>
        </draw:line>
        <draw:line draw:style-name="gr9" draw:text-style-name="P3" draw:layer="layout" svg:x1="11.2cm" svg:y1="10.8cm" svg:x2="11.2cm" svg:y2="11.16cm">
          <text:p/>
        </draw:line>
        <draw:line draw:style-name="gr9" draw:text-style-name="P3" draw:layer="layout" svg:x1="5.239cm" svg:y1="10.8cm" svg:x2="5.239cm" svg:y2="11.16cm">
          <text:p/>
        </draw:line>
        <draw:frame draw:style-name="gr4" draw:text-style-name="P1" draw:layer="layout" svg:width="0.876cm" svg:height="0.487cm" svg:x="7.044cm" svg:y="6.4cm">
          <loext:p/>
          <draw:object xlink:href="./Object 11" xlink:type="simple" xlink:show="embed" xlink:actuate="onLoad"/>
          <draw:image xlink:href="./ObjectReplacements/Object 11" xlink:type="simple" xlink:show="embed" xlink:actuate="onLoad"/>
        </draw:frame>
        <draw:frame draw:style-name="gr4" draw:text-style-name="P1" draw:layer="layout" svg:width="0.876cm" svg:height="0.487cm" svg:x="7.044cm" svg:y="10.3cm">
          <loext:p/>
          <draw:object xlink:href="./Object 12" xlink:type="simple" xlink:show="embed" xlink:actuate="onLoad"/>
          <draw:image xlink:href="./ObjectReplacements/Object 1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Math TeX Gyre" svg:font-family="'DejaVu Math TeX Gyre'" style:font-pitch="variable"/>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1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4T11:27:14.982467968</meta:creation-date>
    <dc:date>2017-02-14T11:52:25.403037126</dc:date>
    <meta:editing-duration>PT24M56S</meta:editing-duration>
    <meta:editing-cycles>29</meta:editing-cycles>
    <meta:generator>LibreOffice/5.3.0.3$Linux_X86_64 LibreOffice_project/30m0$Build-3</meta:generator>
    <meta:document-statistic meta:object-count="63"/>
  </office:meta>
</office:document-meta>
</file>

<file path=Object 1/content.xml><?xml version="1.0" encoding="utf-8"?>
<math xmlns="http://www.w3.org/1998/Math/MathML" display="block">
  <semantics>
    <mfrac>
      <mi>n</mi>
      <msub>
        <mi>n</mi>
        <mn>0</mn>
      </msub>
    </mfrac>
    <annotation encoding="StarMath 5.0">n over n_0</annotation>
  </semantics>
</math>
</file>

<file path=Object 11/content.xml><?xml version="1.0" encoding="utf-8"?>
<math xmlns="http://www.w3.org/1998/Math/MathML" display="block">
  <semantics>
    <mn>0,5</mn>
    <annotation encoding="StarMath 5.0">0,5</annotation>
  </semantics>
</math>
</file>

<file path=Object 12/content.xml><?xml version="1.0" encoding="utf-8"?>
<math xmlns="http://www.w3.org/1998/Math/MathML" display="block">
  <semantics>
    <mn>0,5</mn>
    <annotation encoding="StarMath 5.0">0,5</annotation>
  </semantics>
</math>
</file>

<file path=Object 2/content.xml><?xml version="1.0" encoding="utf-8"?>
<math xmlns="http://www.w3.org/1998/Math/MathML" display="block">
  <semantics>
    <mfrac>
      <msub>
        <mi>M</mi>
        <mi>i</mi>
      </msub>
      <msub>
        <mi>M</mi>
        <mi mathvariant="italic">iK</mi>
      </msub>
    </mfrac>
    <annotation encoding="StarMath 5.0">M_i over M_iK</annotation>
  </semantics>
</math>
</file>

<file path=Object 3/content.xml><?xml version="1.0" encoding="utf-8"?>
<math xmlns="http://www.w3.org/1998/Math/MathML" display="block">
  <semantics>
    <mn>1</mn>
    <annotation encoding="StarMath 5.0">1</annotation>
  </semantics>
</math>
</file>

<file path=Object 4/content.xml><?xml version="1.0" encoding="utf-8"?>
<math xmlns="http://www.w3.org/1998/Math/MathML" display="block">
  <semantics>
    <mfrac>
      <msub>
        <mi>M</mi>
        <mtext>iN</mtext>
      </msub>
      <msub>
        <mi>M</mi>
        <mi mathvariant="italic">iK</mi>
      </msub>
    </mfrac>
    <annotation encoding="StarMath 5.0">M_"iN" over M_iK</annotation>
  </semantics>
</math>
</file>

<file path=Object 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n>0</mn>
    <annotation encoding="StarMath 5.0">0</annotation>
  </semantics>
</math>
</file>

<file path=Object 7/content.xml><?xml version="1.0" encoding="utf-8"?>
<math xmlns="http://www.w3.org/1998/Math/MathML" display="block">
  <semantics>
    <mrow>
      <mi>s</mi>
      <mo stretchy="false">=</mo>
      <mrow>
        <mn>1</mn>
        <mo stretchy="false">−</mo>
        <mfrac>
          <mi>n</mi>
          <msub>
            <mi>n</mi>
            <mn>0</mn>
          </msub>
        </mfrac>
      </mrow>
    </mrow>
    <annotation encoding="StarMath 5.0">s = 1 - n over n_0</annotation>
  </semantics>
</math>
</file>

<file path=Object 8/content.xml><?xml version="1.0" encoding="utf-8"?>
<math xmlns="http://www.w3.org/1998/Math/MathML" display="block">
  <semantics>
    <mn>0</mn>
    <annotation encoding="StarMath 5.0">0</annotation>
  </semantics>
</math>
</file>

<file path=Object 9/content.xml><?xml version="1.0" encoding="utf-8"?>
<math xmlns="http://www.w3.org/1998/Math/MathML" display="block">
  <semantics>
    <mn>1</mn>
    <annotation encoding="StarMath 5.0">1</annotation>
  </semantics>
</math>
</file>